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fo:font-weight="normal" officeooo:rsid="000b44d3" officeooo:paragraph-rsid="000b44d3" style:font-size-asian="10.5pt" style:font-weight-asian="normal" style:font-size-complex="12pt" style:font-weight-complex="normal"/>
    </style:style>
    <style:style style:name="P2" style:family="paragraph" style:parent-style-name="Standard">
      <style:text-properties fo:font-size="12pt" fo:font-weight="normal" officeooo:rsid="000b44d3" officeooo:paragraph-rsid="0017fca1" style:font-size-asian="10.5pt" style:font-weight-asian="normal" style:font-size-complex="12pt" style:font-weight-complex="normal"/>
    </style:style>
    <style:style style:name="P3" style:family="paragraph" style:parent-style-name="Standard">
      <style:text-properties fo:font-size="12pt" fo:font-weight="normal" officeooo:rsid="000b44d3" officeooo:paragraph-rsid="001977b9" style:font-size-asian="10.5pt" style:font-weight-asian="normal" style:font-size-complex="12pt" style:font-weight-complex="normal"/>
    </style:style>
    <style:style style:name="P4" style:family="paragraph" style:parent-style-name="Standard">
      <style:text-properties fo:font-size="12pt" fo:font-weight="normal" officeooo:rsid="000b44d3" officeooo:paragraph-rsid="001d2a46" style:font-size-asian="10.5pt" style:font-weight-asian="normal" style:font-size-complex="12pt" style:font-weight-complex="normal"/>
    </style:style>
    <style:style style:name="P5" style:family="paragraph" style:parent-style-name="Standard">
      <style:text-properties fo:font-size="12pt" fo:font-weight="normal" officeooo:rsid="000b44d3" officeooo:paragraph-rsid="0033bcfc" style:font-size-asian="10.5pt" style:font-weight-asian="normal" style:font-size-complex="12pt" style:font-weight-complex="normal"/>
    </style:style>
    <style:style style:name="P6" style:family="paragraph" style:parent-style-name="Standard">
      <style:text-properties fo:font-size="12pt" fo:font-weight="normal" officeooo:rsid="000c8c43" officeooo:paragraph-rsid="000c8c43" style:font-size-asian="10.5pt" style:font-weight-asian="normal" style:font-size-complex="12pt" style:font-weight-complex="normal"/>
    </style:style>
    <style:style style:name="P7" style:family="paragraph" style:parent-style-name="Standard">
      <style:text-properties fo:font-size="12pt" fo:font-weight="normal" officeooo:rsid="000c8c43" officeooo:paragraph-rsid="001a43d7" style:font-size-asian="10.5pt" style:font-weight-asian="normal" style:font-size-complex="12pt" style:font-weight-complex="normal"/>
    </style:style>
    <style:style style:name="P8" style:family="paragraph" style:parent-style-name="Standard">
      <style:text-properties fo:font-size="12pt" fo:font-weight="normal" officeooo:rsid="000dd628" officeooo:paragraph-rsid="000dd628" style:font-size-asian="10.5pt" style:font-weight-asian="normal" style:font-size-complex="12pt" style:font-weight-complex="normal"/>
    </style:style>
    <style:style style:name="P9" style:family="paragraph" style:parent-style-name="Standard">
      <style:text-properties fo:font-size="12pt" fo:font-style="normal" fo:font-weight="normal" officeooo:rsid="00120f91" officeooo:paragraph-rsid="00120f91"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rsid="00120f91" officeooo:paragraph-rsid="0022d366"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rsid="00120f91" officeooo:paragraph-rsid="001ddeb0"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0120f91" officeooo:paragraph-rsid="003e08e7"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3b96ea" officeooo:paragraph-rsid="003b96ea"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weight="bold" officeooo:rsid="000c8c43" officeooo:paragraph-rsid="001a43d7" style:font-size-asian="10.5pt" style:font-weight-asian="bold" style:font-size-complex="12pt" style:font-weight-complex="bold"/>
    </style:style>
    <style:style style:name="P15" style:family="paragraph" style:parent-style-name="Standard">
      <style:text-properties fo:font-size="24pt" fo:font-style="italic" fo:font-weight="bold" officeooo:rsid="000b44d3" officeooo:paragraph-rsid="000b44d3" style:font-size-asian="24pt" style:font-style-asian="italic" style:font-weight-asian="bold" style:font-size-complex="24pt" style:font-style-complex="italic" style:font-weight-complex="bold"/>
    </style:style>
    <style:style style:name="P16" style:family="paragraph" style:parent-style-name="Standard">
      <style:text-properties fo:font-size="24pt" fo:font-weight="bold" officeooo:rsid="000b44d3" officeooo:paragraph-rsid="000b44d3" style:font-size-asian="24pt" style:font-weight-asian="bold" style:font-size-complex="24pt" style:font-weight-complex="bold"/>
    </style:style>
    <style:style style:name="P17" style:family="paragraph" style:parent-style-name="Standard">
      <style:text-properties officeooo:paragraph-rsid="0017fca1"/>
    </style:style>
    <style:style style:name="P18" style:family="paragraph" style:parent-style-name="Standard">
      <style:text-properties fo:font-size="14pt" fo:font-weight="bold" officeooo:rsid="000c8c43" officeooo:paragraph-rsid="001a43d7" style:font-size-asian="14pt" style:font-weight-asian="bold" style:font-size-complex="14pt" style:font-weight-complex="bold"/>
    </style:style>
    <style:style style:name="P19" style:family="paragraph" style:parent-style-name="Standard">
      <style:text-properties fo:font-size="14pt" fo:font-style="italic" fo:font-weight="bold" officeooo:rsid="000dd628" officeooo:paragraph-rsid="0022d366" style:font-size-asian="14pt" style:font-style-asian="italic" style:font-weight-asian="bold" style:font-size-complex="14pt" style:font-style-complex="italic" style:font-weight-complex="bold"/>
    </style:style>
    <style:style style:name="P20" style:family="paragraph" style:parent-style-name="Standard">
      <style:text-properties officeooo:paragraph-rsid="001977b9"/>
    </style:style>
    <style:style style:name="P21" style:family="paragraph" style:parent-style-name="Standard">
      <style:text-properties fo:font-size="12pt" fo:font-weight="normal" officeooo:rsid="000b44d3" officeooo:paragraph-rsid="0046a6a2" style:font-size-asian="10.5pt" style:font-weight-asian="normal" style:font-size-complex="12pt" style:font-weight-complex="normal"/>
    </style:style>
    <style:style style:name="P22" style:family="paragraph" style:parent-style-name="Standard">
      <style:paragraph-properties style:writing-mode="lr-tb"/>
      <style:text-properties fo:font-size="12pt" fo:font-weight="normal" officeooo:rsid="000b44d3" officeooo:paragraph-rsid="0046a6a2" style:font-size-asian="10.5pt" style:font-weight-asian="normal" style:font-size-complex="12pt" style:font-weight-complex="normal"/>
    </style:style>
    <style:style style:name="P23" style:family="paragraph" style:parent-style-name="Standard">
      <style:paragraph-properties style:writing-mode="lr-tb"/>
      <style:text-properties fo:font-size="12pt" fo:font-weight="normal" officeooo:rsid="000b44d3" officeooo:paragraph-rsid="0017fca1" style:font-size-asian="10.5pt" style:font-weight-asian="normal" style:font-size-complex="12pt" style:font-weight-complex="normal"/>
    </style:style>
    <style:style style:name="P24" style:family="paragraph" style:parent-style-name="Standard">
      <style:text-properties fo:font-size="12pt" fo:font-weight="normal" officeooo:rsid="000c8c43" officeooo:paragraph-rsid="0046a6a2" style:font-size-asian="10.5pt" style:font-weight-asian="normal" style:font-size-complex="12pt" style:font-weight-complex="normal"/>
    </style:style>
    <style:style style:name="P25"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T1" style:family="text">
      <style:text-properties style:text-position="super 58%" officeooo:rsid="001cb518" style:font-size-asian="12pt"/>
    </style:style>
    <style:style style:name="T2" style:family="text">
      <style:text-properties style:text-position="super 58%" officeooo:rsid="0017fca1" style:font-size-asian="12pt"/>
    </style:style>
    <style:style style:name="T3" style:family="text">
      <style:text-properties style:text-position="super 58%" officeooo:rsid="0017fca1"/>
    </style:style>
    <style:style style:name="T4" style:family="text">
      <style:text-properties style:text-position="super 58%" officeooo:rsid="000b44d3"/>
    </style:style>
    <style:style style:name="T5" style:family="text">
      <style:text-properties style:text-position="super 58%" officeooo:rsid="0032b4b7"/>
    </style:style>
    <style:style style:name="T6" style:family="text">
      <style:text-properties fo:font-style="italic" style:font-style-asian="italic" style:font-style-complex="italic"/>
    </style:style>
    <style:style style:name="T7" style:family="text">
      <style:text-properties officeooo:rsid="000c7d3a"/>
    </style:style>
    <style:style style:name="T8" style:family="text">
      <style:text-properties officeooo:rsid="000c8c43"/>
    </style:style>
    <style:style style:name="T9" style:family="text">
      <style:text-properties fo:font-style="normal" style:font-style-asian="normal" style:font-style-complex="normal"/>
    </style:style>
    <style:style style:name="T10" style:family="text">
      <style:text-properties fo:font-style="normal" officeooo:rsid="000c8c43" style:font-style-asian="normal" style:font-style-complex="normal"/>
    </style:style>
    <style:style style:name="T11" style:family="text">
      <style:text-properties fo:font-style="normal" officeooo:rsid="00170721" style:font-style-asian="normal" style:font-style-complex="normal"/>
    </style:style>
    <style:style style:name="T12" style:family="text">
      <style:text-properties fo:color="#000000" loext:opacity="100%"/>
    </style:style>
    <style:style style:name="T13" style:family="text">
      <style:text-properties fo:color="#000000" loext:opacity="100%" officeooo:rsid="000c8c43"/>
    </style:style>
    <style:style style:name="T14" style:family="text">
      <style:text-properties fo:color="#000000" loext:opacity="100%" style:text-position="super 58%" fo:font-size="12pt" fo:font-weight="normal" officeooo:rsid="000c8c43" style:font-size-asian="10.5pt" style:font-weight-asian="normal" style:font-size-complex="12pt" style:font-weight-complex="normal"/>
    </style:style>
    <style:style style:name="T15" style:family="text">
      <style:text-properties fo:color="#000000" loext:opacity="100%" officeooo:rsid="0017a68b"/>
    </style:style>
    <style:style style:name="T16" style:family="text">
      <style:text-properties fo:color="#000000" loext:opacity="100%" fo:font-size="12pt" fo:font-weight="normal" officeooo:rsid="0027649a" style:font-size-asian="12pt" style:font-weight-asian="normal" style:font-size-complex="12pt" style:font-weight-complex="normal"/>
    </style:style>
    <style:style style:name="T17" style:family="text">
      <style:text-properties fo:color="#000000" loext:opacity="100%" fo:font-size="12pt" fo:font-weight="normal" officeooo:rsid="0025755f" style:font-size-asian="12pt" style:font-weight-asian="normal" style:font-size-complex="12pt" style:font-weight-complex="normal"/>
    </style:style>
    <style:style style:name="T18" style:family="text">
      <style:text-properties fo:color="#000000" loext:opacity="100%" fo:font-size="12pt" fo:font-weight="normal" officeooo:rsid="00445948" style:font-size-asian="12pt" style:font-weight-asian="normal" style:font-size-complex="12pt" style:font-weight-complex="normal"/>
    </style:style>
    <style:style style:name="T19" style:family="text">
      <style:text-properties fo:color="#000000" loext:opacity="100%" fo:font-size="12pt" fo:font-weight="normal" officeooo:rsid="000c8c43" style:font-size-asian="10.5pt" style:font-weight-asian="normal" style:font-size-complex="12pt" style:font-weight-complex="normal"/>
    </style:style>
    <style:style style:name="T20" style:family="text">
      <style:text-properties fo:color="#000000" loext:opacity="100%" fo:font-size="12pt" fo:font-weight="normal" officeooo:rsid="001977b9" style:font-size-asian="10.5pt" style:font-weight-asian="normal" style:font-size-complex="12pt" style:font-weight-complex="normal"/>
    </style:style>
    <style:style style:name="T21" style:family="text">
      <style:text-properties fo:color="#000000" loext:opacity="100%" fo:font-size="12pt" fo:font-weight="normal" officeooo:rsid="001d2a46" style:font-size-asian="10.5pt" style:font-weight-asian="normal" style:font-size-complex="12pt" style:font-weight-complex="normal"/>
    </style:style>
    <style:style style:name="T22" style:family="text">
      <style:text-properties fo:color="#000000" loext:opacity="100%" fo:font-size="12pt" fo:font-weight="normal" officeooo:rsid="0018a50a" style:font-size-asian="10.5pt" style:font-weight-asian="normal" style:font-size-complex="12pt" style:font-weight-complex="normal"/>
    </style:style>
    <style:style style:name="T23" style:family="text">
      <style:text-properties fo:color="#000000" loext:opacity="100%" fo:font-size="12pt" fo:font-weight="normal" officeooo:rsid="0034153e" style:font-size-asian="10.5pt" style:font-weight-asian="normal" style:font-size-complex="12pt" style:font-weight-complex="normal"/>
    </style:style>
    <style:style style:name="T24" style:family="text">
      <style:text-properties fo:color="#000000" loext:opacity="100%" fo:font-size="12pt" fo:font-weight="normal" officeooo:rsid="000dd628" style:font-size-asian="10.5pt" style:font-weight-asian="normal" style:font-size-complex="12pt" style:font-weight-complex="normal"/>
    </style:style>
    <style:style style:name="T25" style:family="text">
      <style:text-properties fo:color="#000000" loext:opacity="100%" fo:font-size="12pt" fo:font-weight="normal" officeooo:rsid="0046a6a2" style:font-size-asian="10.5pt" style:font-weight-asian="normal" style:font-size-complex="12pt" style:font-weight-complex="normal"/>
    </style:style>
    <style:style style:name="T26" style:family="text">
      <style:text-properties fo:color="#000000" loext:opacity="100%" fo:font-size="12pt" fo:font-weight="normal" officeooo:rsid="0046a6a2" fo:background-color="#ffff00" loext:char-shading-value="0" style:font-size-asian="10.5pt" style:font-weight-asian="normal" style:font-size-complex="12pt" style:font-weight-complex="normal"/>
    </style:style>
    <style:style style:name="T27" style:family="text">
      <style:text-properties fo:color="#000000" loext:opacity="100%" officeooo:rsid="001977b9"/>
    </style:style>
    <style:style style:name="T28" style:family="text">
      <style:text-properties fo:color="#000000" loext:opacity="100%" officeooo:rsid="0034f321"/>
    </style:style>
    <style:style style:name="T29" style:family="text">
      <style:text-properties fo:color="#000000" loext:opacity="100%" officeooo:rsid="00429138"/>
    </style:style>
    <style:style style:name="T30" style:family="text">
      <style:text-properties officeooo:rsid="000dd628"/>
    </style:style>
    <style:style style:name="T31" style:family="text">
      <style:text-properties officeooo:rsid="00120f91"/>
    </style:style>
    <style:style style:name="T32" style:family="text">
      <style:text-properties officeooo:rsid="00170721"/>
    </style:style>
    <style:style style:name="T33" style:family="text">
      <style:text-properties officeooo:rsid="0017a68b"/>
    </style:style>
    <style:style style:name="T34" style:family="text">
      <style:text-properties officeooo:rsid="0017ea19"/>
    </style:style>
    <style:style style:name="T35" style:family="text">
      <style:text-properties fo:font-size="12pt" fo:font-weight="normal" officeooo:rsid="00445948" style:font-size-asian="12pt" style:font-weight-asian="normal" style:font-size-complex="12pt" style:font-weight-complex="normal"/>
    </style:style>
    <style:style style:name="T36" style:family="text">
      <style:text-properties fo:font-size="12pt" fo:font-weight="normal" officeooo:rsid="0017fca1" style:font-size-asian="12pt" style:font-weight-asian="normal" style:font-size-complex="12pt" style:font-weight-complex="normal"/>
    </style:style>
    <style:style style:name="T37" style:family="text">
      <style:text-properties fo:font-size="12pt" fo:font-weight="normal" officeooo:rsid="0025755f" style:font-size-asian="12pt" style:font-weight-asian="normal" style:font-size-complex="12pt" style:font-weight-complex="normal"/>
    </style:style>
    <style:style style:name="T38" style:family="text">
      <style:text-properties fo:font-size="12pt" fo:font-weight="normal" officeooo:rsid="0027649a" style:font-size-asian="12pt" style:font-weight-asian="normal" style:font-size-complex="12pt" style:font-weight-complex="normal"/>
    </style:style>
    <style:style style:name="T39" style:family="text">
      <style:text-properties fo:font-size="12pt" fo:font-weight="normal" officeooo:rsid="00283bed" style:font-size-asian="12pt" style:font-weight-asian="normal" style:font-size-complex="12pt" style:font-weight-complex="normal"/>
    </style:style>
    <style:style style:name="T40" style:family="text">
      <style:text-properties fo:font-size="12pt" fo:font-weight="normal" officeooo:rsid="002ab88d" style:font-size-asian="12pt" style:font-weight-asian="normal" style:font-size-complex="12pt" style:font-weight-complex="normal"/>
    </style:style>
    <style:style style:name="T41" style:family="text">
      <style:text-properties fo:font-size="12pt" fo:font-weight="normal" officeooo:rsid="0034153e" style:font-size-asian="12pt" style:font-weight-asian="normal" style:font-size-complex="12pt" style:font-weight-complex="normal"/>
    </style:style>
    <style:style style:name="T42" style:family="text">
      <style:text-properties fo:font-size="12pt" fo:font-weight="normal" officeooo:rsid="0025755f" fo:background-color="#ff0000" loext:char-shading-value="0" style:font-size-asian="12pt" style:font-weight-asian="normal" style:font-size-complex="12pt" style:font-weight-complex="normal"/>
    </style:style>
    <style:style style:name="T43" style:family="text">
      <style:text-properties fo:font-size="12pt" fo:font-style="normal" fo:font-weight="normal" officeooo:rsid="00120f91" style:font-size-asian="10.5pt" style:font-style-asian="normal" style:font-weight-asian="normal" style:font-size-complex="12pt" style:font-style-complex="normal" style:font-weight-complex="normal"/>
    </style:style>
    <style:style style:name="T44" style:family="text">
      <style:text-properties style:font-size-asian="12pt"/>
    </style:style>
    <style:style style:name="T45" style:family="text">
      <style:text-properties officeooo:rsid="0017ea19" style:font-size-asian="12pt"/>
    </style:style>
    <style:style style:name="T46" style:family="text">
      <style:text-properties officeooo:rsid="001cb518" style:font-size-asian="12pt"/>
    </style:style>
    <style:style style:name="T47" style:family="text">
      <style:text-properties officeooo:rsid="00355010" style:font-size-asian="12pt"/>
    </style:style>
    <style:style style:name="T48" style:family="text">
      <style:text-properties officeooo:rsid="002202fb" style:font-size-asian="12pt"/>
    </style:style>
    <style:style style:name="T49" style:family="text">
      <style:text-properties officeooo:rsid="0017fca1" style:font-size-asian="12pt"/>
    </style:style>
    <style:style style:name="T50" style:family="text">
      <style:text-properties officeooo:rsid="0033bcfc" style:font-size-asian="12pt"/>
    </style:style>
    <style:style style:name="T51" style:family="text">
      <style:text-properties officeooo:rsid="0046a6a2" style:font-size-asian="12pt"/>
    </style:style>
    <style:style style:name="T52" style:family="text">
      <style:text-properties officeooo:rsid="0017fca1"/>
    </style:style>
    <style:style style:name="T53" style:family="text">
      <style:text-properties officeooo:rsid="0018a50a"/>
    </style:style>
    <style:style style:name="T54" style:family="text">
      <style:text-properties officeooo:rsid="00197cad"/>
    </style:style>
    <style:style style:name="T55" style:family="text">
      <style:text-properties officeooo:rsid="001a43d7"/>
    </style:style>
    <style:style style:name="T56" style:family="text">
      <style:text-properties officeooo:rsid="000b44d3"/>
    </style:style>
    <style:style style:name="T57" style:family="text">
      <style:text-properties officeooo:rsid="001c2923"/>
    </style:style>
    <style:style style:name="T58" style:family="text">
      <style:text-properties officeooo:rsid="001ddeb0"/>
    </style:style>
    <style:style style:name="T59" style:family="text">
      <style:text-properties officeooo:rsid="002e89eb"/>
    </style:style>
    <style:style style:name="T60" style:family="text">
      <style:text-properties officeooo:rsid="0032b375"/>
    </style:style>
    <style:style style:name="T61" style:family="text">
      <style:text-properties officeooo:rsid="0032b4b7"/>
    </style:style>
    <style:style style:name="T62" style:family="text">
      <style:text-properties officeooo:rsid="0033bcfc"/>
    </style:style>
    <style:style style:name="T63" style:family="text">
      <style:text-properties officeooo:rsid="0034153e"/>
    </style:style>
    <style:style style:name="T64" style:family="text">
      <style:text-properties officeooo:rsid="0034f321"/>
    </style:style>
    <style:style style:name="T65" style:family="text">
      <style:text-properties officeooo:rsid="00355bc5"/>
    </style:style>
    <style:style style:name="T66" style:family="text">
      <style:text-properties officeooo:rsid="0036726e"/>
    </style:style>
    <style:style style:name="T67" style:family="text">
      <style:text-properties officeooo:rsid="00389c71"/>
    </style:style>
    <style:style style:name="T68" style:family="text">
      <style:text-properties officeooo:rsid="003a74ec"/>
    </style:style>
    <style:style style:name="T69" style:family="text">
      <style:text-properties officeooo:rsid="003c6014"/>
    </style:style>
    <style:style style:name="T70" style:family="text">
      <style:text-properties officeooo:rsid="003e08e7"/>
    </style:style>
    <style:style style:name="T71" style:family="text">
      <style:text-properties officeooo:rsid="000b44d3" fo:background-color="#bf0041" loext:char-shading-value="0"/>
    </style:style>
    <style:style style:name="T72" style:family="text">
      <style:text-properties officeooo:rsid="0046a6a2"/>
    </style:style>
    <style:style style:name="T73" style:family="text">
      <style:text-properties fo:background-color="#ffff00" loext:char-shading-value="0"/>
    </style:style>
    <style:style style:name="T74" style:family="text">
      <style:text-properties officeooo:rsid="0046a6a2" fo:background-color="#ffff00" loext:char-shading-value="0"/>
    </style:style>
    <style:style style:name="T75" style:family="text">
      <style:text-properties officeooo:rsid="0046a6a2" fo:background-color="#ffff00" loext:char-shading-value="0"/>
    </style:style>
    <style:style style:name="T76" style:family="text">
      <style:text-properties fo:background-color="#ffff00" loext:char-shading-value="0"/>
    </style:style>
    <style:style style:name="T77" style:family="text">
      <style:text-properties officeooo:rsid="0046a6a2" fo:background-color="#ffff00" loext:char-shading-value="0" style:font-size-asian="12pt"/>
    </style:style>
    <style:style style:name="T78" style:family="text">
      <style:text-properties fo:background-color="#ffff00" loext:char-shading-value="0" style:font-size-asian="12pt"/>
    </style:style>
    <style:style style:name="T79" style:family="text">
      <style:text-properties officeooo:rsid="0017ea19" fo:background-color="#ffff00" loext:char-shading-value="0" style:font-size-asian="12pt"/>
    </style:style>
    <style:style style:name="T80" style:family="text">
      <style:text-properties officeooo:rsid="0034f321" fo:background-color="#ffff00" loext:char-shading-value="0"/>
    </style:style>
    <style:style style:name="T81" style:family="text">
      <style:text-properties officeooo:rsid="0034f321" fo:background-color="#ffff00" loext:char-shading-value="0"/>
    </style:style>
    <style:style style:name="T82" style:family="text">
      <style:text-properties officeooo:rsid="00355bc5" fo:background-color="#ffff00" loext:char-shading-value="0"/>
    </style:style>
    <style:style style:name="T83" style:family="text">
      <style:text-properties officeooo:rsid="00355bc5" fo:background-color="#ffff00" loext:char-shading-value="0"/>
    </style:style>
    <style:style style:name="T84" style:family="text">
      <style:text-properties fo:color="#c9211e" loext:opacity="100%"/>
    </style:style>
    <style:style style:name="T85" style:family="text">
      <style:text-properties fo:color="#c9211e" loext:opacity="100%" officeooo:rsid="0017ea19"/>
    </style:style>
    <style:style style:name="T86" style:family="text">
      <style:text-properties officeooo:rsid="0017fca1" fo:background-color="#ff4000" loext:char-shading-value="0" style:font-size-asian="12pt"/>
    </style:style>
    <style:style style:name="T87" style:family="text">
      <style:text-properties fo:background-color="#ff0000" loext:char-shading-value="0"/>
    </style:style>
    <style:style style:name="T88" style:family="text">
      <style:text-properties officeooo:rsid="0017fca1" fo:background-color="#ff0000" loext:char-shading-value="0" style:font-size-asian="12pt"/>
    </style:style>
    <style:style style:name="T89" style:family="text">
      <style:text-properties fo:background-color="#ff0000" loext:char-shading-value="0"/>
    </style:style>
    <style:style style:name="T90" style:family="text">
      <style:text-properties officeooo:rsid="0034f321" fo:background-color="#ff0000" loext:char-shading-value="0"/>
    </style:style>
    <style:style style:name="T91" style:family="text">
      <style:text-properties officeooo:rsid="0034f321" fo:background-color="#ff0000" loext:char-shading-value="0"/>
    </style:style>
    <style:style style:name="T92" style:family="text">
      <style:text-properties officeooo:rsid="001a43d7" fo:background-color="#ff0000" loext:char-shading-value="0"/>
    </style:style>
    <style:style style:name="T93" style:family="text">
      <style:text-properties officeooo:rsid="001a43d7" fo:background-color="#ff0000" loext:char-shading-value="0"/>
    </style:style>
    <style:style style:name="T9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lément Méric. Une vie, des luttes : <text:span text:style-name="T10">10 ans après la mort du militant antifasciste brestois, le « meilleur hommage, c’est de continuer le combat »</text:span></text:p>
      <text:p text:style-name="P16"/>
      <text:p text:style-name="P18">Ainsi se conclut le livre <text:span text:style-name="T6">Clément Méric. Une vie, des luttes</text:span>, publié en 2023 au<text:span text:style-name="T32">x</text:span> éditions Libertalia. <text:span text:style-name="T56">Lors du festival « Unissons-nous contre le racisme et le fascisme » </text:span><text:span text:style-name="T60">organisé par le </text:span><text:a xlink:type="simple" xlink:href="https://www.instagram.com/front.antiraciste.brest/" text:style-name="Internet_20_link" text:visited-style-name="Visited_20_Internet_20_Link"><text:span text:style-name="T60">Front Anti-Raciste Brest</text:span></text:a><text:span text:style-name="T60"> dont </text:span><text:a xlink:type="simple" xlink:href="https://www.instagram.com/revolutionpermanentebrest/" text:style-name="Internet_20_link" text:visited-style-name="Visited_20_Internet_20_Link"><text:span text:style-name="T60">nous</text:span></text:a><text:span text:style-name="T60"> faisons partie, </text:span><text:span text:style-name="T56">qui avait lieu les 30 septembre et 1</text:span><text:span text:style-name="T4">er</text:span><text:span text:style-name="T56"> octobre 2023 à Brest, des militants antifascistes brestois amis de Clément Méric </text:span><text:span text:style-name="T9">sont venus </text:span><text:span text:style-name="T11">présenter le livre</text:span><text:span text:style-name="T56">.</text:span></text:p>
      <text:p text:style-name="P14"/>
      <text:p text:style-name="P7"><text:span text:style-name="T56">Dix ans après </text:span><text:span text:style-name="T32">qu’il ait été</text:span><text:span text:style-name="T56"> tué par des néonazis en plein Paris, le livre recueille des témoignages de ses proches, de sa famille, de militants politiques et syndicaux l’ayant connu. Les intervenants ont participé à l’écriture du livre mais se refusent à toute récupération, « martyrisation » ou quelconque idolâtrie. Ce qui explique que jusqu’ici, ils n’étaient que peu intervenus médiatiquement malgré des sollicitations insistantes </text:span><text:span text:style-name="T71">notamment</text:span><text:span text:style-name="T56"> de grands médias nationaux ou lors de commémorations. La présentation du livre et les discussions à sa suite nous ont replongé dans le passé militant brestois, les squats et le milieu libertaire de l’époque. </text:span><text:span text:style-name="T61">Car « Brest la rouge » possède une longue tradition libertaire notamment issue de la première moitié du 20</text:span><text:span text:style-name="T5">ème</text:span><text:span text:style-name="T61"> siècle, du « syndicalisme révolutionnaire » d’ouvriers du port et en particulier de l’arsenal.</text:span></text:p>
      <text:p text:style-name="P1"/>
      <text:p text:style-name="P21">Clément Méric est né en novembre 1994. Il a passé la majeure partie de sa vie à Brest. Il commence à militer au lycée <text:span text:style-name="T33">de l’Harteloire </text:span><text:span text:style-name="T75">puis</text:span> <text:span text:style-name="T33">rejoin</text:span><text:span text:style-name="T15">t</text:span><text:span text:style-name="T12"> la CNT et plu</text:span>s globalement le milieu libertaire et <text:s/>antifasciste brestois<text:span text:style-name="T76">. </text:span><text:span text:style-name="T75">Il</text:span> <text:span text:style-name="T61">es</text:span>t également antispéciste <text:span text:style-name="T61">et </text:span>attaché aux luttes contres les oppressions, qu’elles soient racistes, de genre, homophobes. Il particip<text:span text:style-name="T62">e</text:span> à la scène musicale locale ainsi qu’à la vie des squats, notamment durant l’hiver 2009-2010 où il y a « <office:annotation office:name="__Annotation__1267_2399756543" loext:resolved="false"><dc:creator>Auteur inconnu</dc:creator><dc:date>2023-10-09T20:11:50.967788396</dc:date><text:p text:style-name="P25"><text:span text:style-name="T94">De façon générale on met les citations en italique entre les guillemets.</text:span></text:p></office:annotation><text:span text:style-name="T6">5 squats en même temps à Brest</text:span> <office:annotation-end office:name="__Annotation__1267_2399756543"/>».</text:p>
      <text:p text:style-name="P21"/>
      <text:p text:style-name="P22"><office:annotation office:name="__Annotation__1268_2399756543" loext:resolved="false"><dc:creator>Auteur inconnu</dc:creator><dc:date>2023-10-09T20:14:02.817941894</dc:date><text:p text:style-name="P25"><text:span text:style-name="T94">La dernière partie de la phrase est peu claire.</text:span></text:p></office:annotation>Un nombre qui paraît très important par rapport à la situation actuelle où <text:a xlink:type="simple" xlink:href="https://www.instagram.com/p/CvR63b8tZiS/?utm_source=ig_web_copy_link&amp;igshid=MzRlODBiNWFlZA==" text:style-name="Internet_20_link" text:visited-style-name="Visited_20_Internet_20_Link">l’Avenir, lieu de vie culturel et politique a été détruit le 27 juillet</text:a> dernier à l’initiative de la mairie de Brest, quand à la même période un <text:span text:style-name="T61">autre </text:span>squat qui venait juste d’ouvrir fût quant-à lui fermé<office:annotation-end office:name="__Annotation__1268_2399756543"/>. En effet, cet espace qui <office:annotation office:name="__Annotation__1269_2399756543" loext:resolved="false"><dc:creator>Auteur inconnu</dc:creator><dc:date>2023-10-09T20:15:19.217778596</dc:date><text:p text:style-name="P25"><text:span text:style-name="T94">Qui a servi ?</text:span></text:p></office:annotation>a pu <text:span text:style-name="T33">servir </text:span><office:annotation-end office:name="__Annotation__1269_2399756543"/><text:span text:style-name="T33">aux</text:span> <text:span text:style-name="T33">mobilisation</text:span>s sociales ne pouvait que gêner le <text:span text:style-name="T61">p</text:span>ouvoir local, <text:span text:style-name="T75">lequel</text:span><text:span text:style-name="T72"> </text:span>s’est mis au diapason de la répression consécutive <text:span text:style-name="T33">à</text:span> la défaite du mouvement contre la réforme des retraites.</text:p>
      <text:p text:style-name="P22"/>
      <text:p text:style-name="P22">Le livre nous replonge dans ce même quartier de la place Guérin à la tradition libertaire toujours viva<text:span text:style-name="T34">nte</text:span>. En 2010, Clément M<text:span text:style-name="T33">é</text:span>ric participe au mouvement contre la réforme des retraites, <text:span text:style-name="T34">notamment</text:span> au blocage du dépôt pétrolier du port (tradition brestoise qui se perpétue), à ces longs cortèges partant à l’aube arborant des drapeaux rouge et noir : la « fameuse <office:annotation office:name="__Annotation__1270_2399756543" loext:resolved="false"><dc:creator>Auteur inconnu</dc:creator><dc:date>2023-10-09T20:21:29.768347380</dc:date><text:p text:style-name="P25"><text:span text:style-name="T94">Guillemets dans les guillemets. Peut-être voir pour mettre les ‘’ ou alors les " ?</text:span></text:p></office:annotation>« colonne Guérin »<office:annotation-end office:name="__Annotation__1270_2399756543"/> » <text:span text:style-name="T7">explique</text:span> Damou dans le livre, militant antifasciste brestois et ami de Clément Méric. Manu, un autre<text:span text:style-name="T72"> </text:span><text:span text:style-name="T75">de ses camarades</text:span> <text:span text:style-name="T34">affirme lui : </text:span><office:annotation office:name="__Annotation__1272_2399756543" loext:resolved="false"><dc:creator>Auteur inconnu</dc:creator><dc:date>2023-10-09T20:23:51.387406256</dc:date><text:p text:style-name="P25"><text:span text:style-name="T94">Pareil, guillemets dans les guillemets. Si la phrase est coupé en deux et que c’est de là dont vient la virgule, préférer le (...)</text:span></text:p></office:annotation>« on ne fait pas tellement d’antifascisme radical à cette période, vu le contexte brestois <text:span text:style-name="T84">», « </text:span>on faisait un peu la « chasse aux fantômes ». Pour nous l’antifascisme a davantage pris une forme de veille ou de vigilance. »<office:annotation-end office:name="__Annotation__1272_2399756543"/> Mais les choses vont changer en 2011 avec la création d’une antenne du bloc identitaire Jeune Bretagne à Guerlesquin dans le Nord Finistère et les premières confrontations physiques dans la rue.</text:p>
      <text:p text:style-name="P4"/>
      <text:p text:style-name="P5"><text:span text:style-name="T75">E</text:span><text:span text:style-name="T76">n</text:span> 2012-2013 s’opère <text:span text:style-name="T62">en France </text:span>un tournant avec la <text:span text:style-name="T6">Manif pour tous,</text:span> qui rassemble une multitude de groupuscules d’extrême droite, réactionnaires, <text:span text:style-name="T34">certains</text:span> violents, contre le projet de loi Taubira <text:soft-page-break/>ouvrant le mariage aux couples <text:span text:style-name="T34">d</text:span>u même sexe. <text:span text:style-name="T7">Si ces groupuscules ne sont pas homogènes idéologiquement, l’extrême droite elle aussi connaît </text:span><text:span text:style-name="T62">alors </text:span><text:span text:style-name="T7">ses manifestation</text:span><text:span text:style-name="T62">s</text:span><text:span text:style-name="T7"> de masse, </text:span><text:span text:style-name="T75">même si</text:span><text:span text:style-name="T34"> bien </text:span><text:span text:style-name="T7">loin d</text:span><text:span text:style-name="T34">e l’affluence de celles du</text:span><text:span text:style-name="T7"> fascisme historique. </text:span><text:span text:style-name="T34">Toutefois</text:span><text:span text:style-name="T7">, </text:span><text:span text:style-name="T75">cela lui permet de prendre conscience de sa force et d’exercer – certes de façon groupusculaire – haine et violences dans les rues.</text:span></text:p>
      <text:p text:style-name="P2"/>
      <text:p text:style-name="P23">Les scores électoraux de l’extrême droite ont toujours été plutôt faibl<text:span text:style-name="T44">es en Bretagne</text:span><text:span text:style-name="T78">. </text:span><text:span text:style-name="T77">À</text:span><text:span text:style-name="T44"> Brest ce n’est qu’en 2012 qu’un local du FN a ouvert. </text:span><text:span text:style-name="T45">Depuis, </text:span><text:span text:style-name="T79">son influence </text:span><text:span text:style-name="T77">n’a cessé de croître</text:span><text:span text:style-name="T45">. </text:span><text:a xlink:type="simple" xlink:href="https://www.archives-resultats-elections.interieur.gouv.fr/resultats/legislatives-2022/index.php" text:style-name="Internet_20_link" text:visited-style-name="Visited_20_Internet_20_Link"><text:span text:style-name="T45">Ainsi en 2022, a</text:span><text:span text:style-name="T49">u 1</text:span><text:span text:style-name="T2">er</text:span><text:span text:style-name="T49"> tour des</text:span><text:span text:style-name="T45"> élections législatives</text:span></text:a><text:span text:style-name="T45"> dans la </text:span><text:span text:style-name="T46">3</text:span><text:span text:style-name="T1">ème</text:span><text:span text:style-name="T46"> circonscription </text:span><text:span text:style-name="T47">du Finistère </text:span><text:span text:style-name="T45">(« Brest rural »), l’extrême droite (RN, </text:span><text:span text:style-name="T34">Reconquête, Debout la France) récoltait 17,5 % des voix alors qu’</text:span><text:span text:style-name="T52">en 2017 </text:span><text:span text:style-name="T34">elle obtenait</text:span><text:span text:style-name="T72"> </text:span><text:span text:style-name="T34">9,02 % des suffrages exprimés</text:span><text:span text:style-name="T85"><office:annotation office:name="__Annotation__1273_2399756543" loext:resolved="false"><dc:creator>Auteur inconnu</dc:creator><dc:date>2023-10-09T20:34:04.354852592</dc:date><text:p text:style-name="P25"><text:span text:style-name="T94">Redondant, Reconquête n’existait pas, donc pas besoin de repréciser les partis.</text:span></text:p></office:annotation></text:span><text:span text:style-name="T85"> (RN et Debout la France)</text:span><office:annotation-end office:name="__Annotation__1273_2399756543"/><text:span text:style-name="T34">, doub</text:span><text:span text:style-name="T52">lant</text:span><text:span text:style-name="T34"> quasiment son score. </text:span><text:span text:style-name="T52">Dans la 2</text:span><text:span text:style-name="T3">ème </text:span><text:span text:style-name="T52">circonscription du Finistère (Brest Centre), elle passait de 8,78 % en 2017 </text:span><text:span text:style-name="T52"><office:annotation office:name="__Annotation__1275_2399756543" loext:resolved="false"><dc:creator>Auteur inconnu</dc:creator><dc:date>2023-10-09T20:35:26.857156052</dc:date><text:p text:style-name="P25"><text:span text:style-name="T94">Ibid</text:span></text:p></office:annotation></text:span><text:span text:style-name="T52">(FN, Divers Droite) </text:span><office:annotation-end office:name="__Annotation__1275_2399756543"/><text:span text:style-name="T52">à 14,64 % </text:span><text:span text:style-name="T52"><office:annotation office:name="__Annotation__1274_2399756543" loext:resolved="false"><dc:creator>Auteur inconnu</dc:creator><dc:date>2023-10-09T20:35:11.918590501</dc:date><text:p text:style-name="P25"><text:span text:style-name="T94">Ibid</text:span></text:p></office:annotation></text:span><text:span text:style-name="T52">(RN, Reconquête, Les Patriotes).</text:span><office:annotation-end office:name="__Annotation__1274_2399756543"/><text:span text:style-name="T52"> Un fort </text:span><text:span text:style-name="T48">vote Le Pen </text:span><text:span text:style-name="T49">s’est exprimé</text:span><text:span text:style-name="T48"> </text:span><text:span text:style-name="T49">dans la campagne </text:span><text:span text:style-name="T50">au nord de Brest</text:span><text:span text:style-name="T49"> </text:span><text:span text:style-name="T86">dans des petites villes </text:span><text:span text:style-name="T49">comm</text:span><text:span text:style-name="T51">e </text:span><text:span text:style-name="T77">à</text:span><text:span text:style-name="T48"> Coat-Méal, Bourg-</text:span><text:span text:style-name="T49">Blanc </text:span><text:span text:style-name="T88">et</text:span><text:span text:style-name="T48"> </text:span><text:span text:style-name="T51">ou </text:span><text:span text:style-name="T48">Miliza</text:span><text:span text:style-name="T49">c</text:span><text:span text:style-name="T48">-Guipronvel</text:span><text:span text:style-name="T49">. </text:span><text:span text:style-name="T44"><office:annotation office:name="__Annotation__1276_2399756543" loext:resolved="false"><dc:creator>Auteur inconnu</dc:creator><dc:date>2023-10-09T20:35:57.848227565</dc:date><text:p text:style-name="P25"><text:span text:style-name="T94">Pas sûr que ce soit pertinent ici, surtout que ça n’est pas étayé (ça ne veut pas dire que c’est inintéressant, mais à mon avis mieux vaut avoir des chiffres plutôt que des supputations).</text:span></text:p></office:annotation></text:span><text:span text:style-name="T49">L’hypothèse d’un vote de droit</text:span><text:span text:style-name="T50">e</text:span><text:span text:style-name="T49"> s’étant radicalisé n’est pas </text:span><text:span text:style-name="T50">à</text:span><text:span text:style-name="T49"> exclure.</text:span><office:annotation-end office:name="__Annotation__1276_2399756543"/></text:p>
      <text:p text:style-name="P2"><text:a xlink:type="simple" xlink:href="https://revolutionpermanente.fr/Ils-frappaient-en-criant-France-nationaliste-agressions-d-extreme-droite-en-serie-a-Brest" text:style-name="Internet_20_link" text:visited-style-name="Visited_20_Internet_20_Link"><text:span text:style-name="T49"/></text:a></text:p>
      <text:p text:style-name="P17"><text:a xlink:type="simple" xlink:href="https://revolutionpermanente.fr/Ils-frappaient-en-criant-France-nationaliste-agressions-d-extreme-droite-en-serie-a-Brest" text:style-name="Internet_20_link" text:visited-style-name="Visited_20_Internet_20_Link"><text:span text:style-name="T35">En mai, des agressions a priori perpétrées par l'Action Française s</text:span><text:span text:style-name="T36">e</text:span><text:span text:style-name="T35"> sont multipliées </text:span><text:span text:style-name="T36">à Brest</text:span></text:a><text:span text:style-name="T37">. Celle-ci propage </text:span><text:span text:style-name="T42">aussi </text:span><text:span text:style-name="T37">ses stickers dans la ville, </text:span><text:span text:style-name="T38">parfois massiv</text:span><text:span text:style-name="T39">e</text:span><text:span text:style-name="T38">ment, </text:span><text:span text:style-name="T40">marque son territoire et n’hésite plus à tracter à visage découvert sur le marché Saint-Louis</text:span><text:span text:style-name="T37">. </text:span><text:span text:style-name="T40">Mais la</text:span><text:span text:style-name="T37"> riposte </text:span><text:span text:style-name="T40">s’</text:span><text:span text:style-name="T41">est </text:span><text:span text:style-name="T40">organis</text:span><text:span text:style-name="T41">é</text:span><text:span text:style-name="T40">e </text:span><text:span text:style-name="T35">avec notamment u</text:span><text:span text:style-name="T40">ne </text:span><text:a xlink:type="simple" xlink:href="https://www.ouest-france.fr/politique/eric-zemmour/rassemblement-a-brest-contre-la-venue-deric-zemmour-6cc733e0-0ced-11ee-bde3-e4426a11f27b" text:style-name="Internet_20_link" text:visited-style-name="Visited_20_Internet_20_Link"><text:span text:style-name="T40">manifestation </text:span><text:span text:style-name="T37">le </text:span><text:span text:style-name="T35">17 juin lors </text:span><text:span text:style-name="T37">de la dédicace de Zemmour à Brest</text:span></text:a><text:span text:style-name="T37">, à l’appel d’organisations politiques, syndica</text:span><text:span text:style-name="T17">les, associations et collectifs. </text:span><text:span text:style-name="T16">Des militants des jeunesses communistes avaient alors subi des </text:span><text:a xlink:type="simple" xlink:href="https://www.francebleu.fr/infos/faits-divers-justice/brest-des-tags-d-extreme-droite-sur-les-locaux-de-la-cgt-et-du-parti-communiste-5472489" text:style-name="Internet_20_link" text:visited-style-name="Visited_20_Internet_20_Link"><text:span text:style-name="T36">menaces de mort</text:span></text:a><text:span text:style-name="T16">. En 2022 c’était une croix gammée qui avait été inscrite sur le local du PCF. D</text:span><text:span text:style-name="T17">ans la nuit du 12 au 13 juillet </text:span><text:span text:style-name="T18">2023 </text:span><text:span text:style-name="T16">ce sont les locaux du PCF et de la CGT qui ont été tagués de </text:span><text:a xlink:type="simple" xlink:href="https://www.francebleu.fr/infos/faits-divers-justice/brest-des-tags-d-extreme-droite-sur-les-locaux-de-la-cgt-et-du-parti-communiste-5472489" text:style-name="Internet_20_link" text:visited-style-name="Visited_20_Internet_20_Link"><text:span text:style-name="T36">croix celtiques, croix de lorraine, insultes LBTQphobes</text:span></text:a><text:span text:style-name="T16">.</text:span></text:p>
      <text:p text:style-name="P1"/>
      <text:p text:style-name="P3"><office:annotation office:name="__Annotation__1277_2399756543" loext:resolved="false"><dc:creator>Auteur inconnu</dc:creator><dc:date>2023-10-09T20:39:26.757937297</dc:date><text:p text:style-name="P25"><text:span text:style-name="T94">Peut-être faire en sorte de trouver un lien entre les deux paragraphes car là on passe d’une analyse électorale à la vie de Clément Méric sans transition.</text:span></text:p></office:annotation>Après <text:span text:style-name="T63">la</text:span> rémission <text:span text:style-name="T8">d’</text:span>une leucémie,<office:annotation-end office:name="__Annotation__1277_2399756543"/> <text:span text:style-name="T7">Clément Méric</text:span> intègre « <text:span text:style-name="T7">S</text:span>ciences <text:span text:style-name="T53">P</text:span>o » <text:span text:style-name="T7">Paris </text:span><text:span text:style-name="T8">à la rentrée 2012</text:span><text:span text:style-name="T7">. Il s’engage alors à Solidaires </text:span><text:span text:style-name="T53">É</text:span><text:span text:style-name="T7">tudiant</text:span><text:span text:style-name="T53">·</text:span><text:span text:style-name="T7">es ainsi qu’à l’Action antifasciste Paris-Banlieue (AFA-</text:span><text:span text:style-name="T59">PB</text:span><text:span text:style-name="T7">). </text:span><text:span text:style-name="T8">Le 5 juin 2013, Clément Méric se rend à une vente de « vêtements de marques anglaises prisées des milieux militants et ultra, rue de Caumartin ». Des </text:span><text:span text:style-name="T53">amis</text:span><text:span text:style-name="T8"> militants syndicalistes et antifascistes le rejoignent. Puis arrive une bande de skins. Le livre évoque étape après étape le déroulé des faits jusqu’à l’agression de Clément Méric par les skinheads, ainsi que les procès consécutifs à </text:span><text:span text:style-name="T53">s</text:span><text:span text:style-name="T8">a mort. En juin 2021, Esteban Morillo et Samuel Dufour sont définitivement condamnés respectivement à 8 et 5 ans de prison par la cour d’assises de l’Essonne. Le premier a donné le coup fatal, armé d’un « coup de poing américain » </text:span><text:span text:style-name="T53">selon des témoignages</text:span><text:span text:style-name="T8">. Le second est accusé d’avoir cherché des renforts, d’une « mauvaise appréciation d’une menace purement putative », de « participation agressive et armée aux violences aggravées [qui] ont facilité la commission de l’infraction criminelle ».</text:span></text:p>
      <text:p text:style-name="P3"><text:span text:style-name="T13"/></text:p>
      <text:p text:style-name="P20"><text:span text:style-name="T19">Quant à Serge Ayoub, </text:span><text:span text:style-name="T20">alias « Ba</text:span><text:span text:style-name="T21">t</text:span><text:span text:style-name="T20">skin »</text:span><text:span text:style-name="T19">… il n’a pas été condamné alors qu’il était pourtant le leader de Troisième Voix et fondateur de sa milice, les Jeunesses Nationalistes Révolutionnaires, </text:span><text:span text:style-name="T22">organisations</text:span><text:span text:style-name="T19"> </text:span><text:span text:style-name="T12"><office:annotation office:name="__Annotation__1278_2399756543" loext:resolved="false"><dc:creator>Auteur inconnu</dc:creator><dc:date>2023-10-09T20:41:52.505003157</dc:date><text:p text:style-name="P25"><text:span text:style-name="T94">Que fréquentaient les jeunes skinhead ?</text:span></text:p><text:p text:style-name="P25"><text:span text:style-name="T94"/></text:p><text:p text:style-name="P25"><text:span text:style-name="T94">Ca évite les parenthèses.</text:span></text:p></office:annotation></text:span><text:span text:style-name="T19">auxquelles appartenai</text:span><text:span text:style-name="T22">en</text:span><text:span text:style-name="T19">t les jeunes skinheads (ou s’en déclarant sympathisants)</text:span><office:annotation-end office:name="__Annotation__1278_2399756543"/><text:span text:style-name="T19">. Il a pourtant affirmé ne pas les connaître. Il a même eu droit à son interview télévisée le 6 juin 2013 sur BFM-TV pour s’expliquer, sans véritable contradiction. </text:span><text:span text:style-name="T23">S</text:span><text:span text:style-name="T19">es deux organisations seront dissoutes </text:span><text:span text:style-name="T23">par décret du</text:span><text:span text:style-name="T19"> 12 juillet 2013. Ce néo-fasciste s’est aussi impliqué dans l’extrême droite plus institutionnelle. En 1983 il s’</text:span><text:span text:style-name="T23">était</text:span><text:span text:style-name="T19"> présent</text:span><text:span text:style-name="T23">é</text:span><text:span text:style-name="T19"> pour le FN aux élections municipales à Paris. En 1995, le FN lui propose d’être tête de liste aux élections municipales à Stains et de devenir permanent du mouvement… ce qu’il refuse car le service d’ordre du parti « a donné à la police les noms et adresses des naziskins respon</text:span><text:span text:style-name="T24">s</text:span><text:span text:style-name="T19">ables de la mort de </text:span><text:a xlink:type="simple" xlink:href="https://www.revolutionpermanente.fr/Hommage-a-Brahim-Bouarram-tue-par-des-manifestants-d-extreme-droite-il-y-a-25-ans" text:style-name="Internet_20_link" text:visited-style-name="Visited_20_Internet_20_Link">Brahim Bouarram</text:a><text:span text:style-name="T19"> sur le parcours du défilé du 1</text:span><text:span text:style-name="T14">er</text:span><text:span text:style-name="T19"> Mai du Front national la même année. » </text:span><text:span text:style-name="T26">Cela n’empêche pas le RN de régulièrement recycler ce genre d’individu</text:span><text:span text:style-name="T19">, sans </text:span><text:span text:style-name="T26">même</text:span><text:span text:style-name="T25"> </text:span><text:span text:style-name="T19">parle</text:span>r de <text:a xlink:type="simple" xlink:href="https://www.mediapart.fr/journal/france/211021/dans-les-comites-locaux-des-factieux-derriere-zemmour" text:style-name="Internet_20_link" text:visited-style-name="Visited_20_Internet_20_Link">Reconquête d’Eric Zemmour qui a concentré à la dernière campagne présidentielle tout ce que l’extrême droite compte de groupuscules réactionnaires souvent violents</text:a>.</text:p>
      <text:p text:style-name="P3"><text:soft-page-break/><text:span text:style-name="T13"/></text:p>
      <text:p text:style-name="P6"><text:span text:style-name="T12"><office:annotation office:name="__Annotation__1279_2399756543" loext:resolved="false"><dc:creator>Auteur inconnu</dc:creator><dc:date>2023-10-09T20:48:22.780242259</dc:date><text:p text:style-name="P25"><text:span text:style-name="T94">Je ne suis pas certain qu’un paragraphe se justifie, surtout que ça fait perdre le fil – à mon sens – avec le paragraphe suivant. Je pense que le sujet est mahousse et difficile à traiter, mais il me semble que dans ce cas précis, ce que tu dis avant se suffit. Peut-être que c’est mettable en lien dans le paragraphe juste avant ? Ou en note de bas de page.</text:span></text:p></office:annotation></text:span><text:span text:style-name="T12">Lydia Da Fonseca qui était avec les skinheads </text:span><text:span text:style-name="T27">qui ont agressé les</text:span><text:span text:style-name="T12"> antifas est sympathisante de Troisième Voie. « On la retrouve candidate sur la liste du mouvement Dissidence française aux élections européennes de 2019, puis sur la liste du RN aux élections municipales de 2020 à Saint-</text:span><text:span text:style-name="T27">É</text:span><text:span text:style-name="T12">tienne. » </text:span><text:span text:style-name="T28">Décidément,</text:span><text:span text:style-name="T12"> la frontière est loin d’être étanche entre l’extrême droite groupusculaire violente d</text:span><text:span text:style-name="T27">ans la</text:span><text:span text:style-name="T12"> rue et sa « vitrine » politique institutionnelle, </text:span><text:span text:style-name="T28">quoi qu’en disent les garants de la « dédiabolisation ».</text:span><office:annotation-end office:name="__Annotation__1279_2399756543"/></text:p>
      <text:p text:style-name="P1"/>
      <text:p text:style-name="P24"><office:annotation office:name="__Annotation__1280_2399756543" loext:resolved="false"><dc:creator>Auteur inconnu</dc:creator><dc:date>2023-10-09T20:50:23.708679049</dc:date><text:p text:style-name="P25"><text:span text:style-name="T94">On ne comprend pas trop à quoi se réfère « d’abord » temporellement. « D’abord » après quoi ? La mort de Méric ? Je pense qu’il faut recontextualiser pour ne pas perdre les gens qui lisent l’article.</text:span></text:p></office:annotation>La violence d’extrême droite est d’abord <office:annotation-end office:name="__Annotation__1280_2399756543"/>unanimement dénoncée et un front unique antifasciste se forme suscitant parfois des tensions. L’AFA-PB accusera le Parti de Gauche de récupération. <text:span text:style-name="T75">Mais aux condamnations rapides suivent les vociférations médiatiques désormais habituelles.</text:span><text:span text:style-name="T72"> </text:span>Élisabeth Lévy <text:span text:style-name="T64">vitupérant </text:span>contre l’antifascisme, <text:a xlink:type="simple" xlink:href="https://www.revolutionpermanente.fr/Anatomie-du-phenomene-Zemmour" text:style-name="Internet_20_link" text:visited-style-name="Visited_20_Internet_20_Link">Eric Zemmour</text:a> <text:span text:style-name="T54">disant</text:span> sur la chaîne de télévision iTélé que « Clément Méric est allé provoquer et [qu’] il a perdu ». RTL va affirmer l’existence d’images de vidéo-surveillance détenues par la police prouvant selon eux que Clément Méric a provoqué les skinheads, attaqué Esteban Morillo dans le dos… C’est un mensonge ! Mais <office:annotation office:name="__Annotation__1283_2399756543" loext:resolved="false"><dc:creator>Auteur inconnu</dc:creator><dc:date>2023-10-09T21:00:53.990313804</dc:date><text:p text:style-name="P25"><text:span text:style-name="T94">Pas sûr que ce soit une info du coup !</text:span></text:p></office:annotation>l’information<office:annotation-end office:name="__Annotation__1283_2399756543"/> est reprise en boucle par d’autres médias sans vérification. </text:p>
      <text:p text:style-name="P24"/>
      <text:p text:style-name="P24">« Le scoop de RTL aboutit à ce que d’agressé Clément se retrouve agresseur ». <text:span text:style-name="T54">Ainsi,</text:span> extrême droite et extrême gauche, agresseurs et agressés, sont renvoyé<text:span text:style-name="T72">s</text:span> dos à dos. Avec une « symétrisation » <text:span text:style-name="T54">à l’œuvre</text:span> : ce sont <text:span text:style-name="T64">foncièrement </text:span>les mêmes, aussi violents <text:span text:style-name="T64">les uns que les autres </text:span><text:span text:style-name="T81">:</text:span><text:span text:style-name="T64"> </text:span><text:span text:style-name="T91"><text:s/>et après tout ,</text:span><text:span text:style-name="T89"> </text:span>« les extrêmes se rejoignent ». <text:span text:style-name="T54">Procédés désormais banals dans les</text:span> médi<text:span text:style-name="T54">a</text:span>s de Bolloré où les antifas peuvent être traités <text:span text:style-name="T64">avec aplomb</text:span> de fascistes, d’intolérants lorsqu’il s’opposent à l’extrême droite la plus réactionnaire <text:span text:style-name="T89">voire</text:span> <text:span text:style-name="T75">et</text:span><text:span text:style-name="T72"> </text:span>violente. <office:annotation office:name="__Annotation__1284_2399756543" loext:resolved="false"><dc:creator>Auteur inconnu</dc:creator><dc:date>2023-10-09T21:05:45.351539234</dc:date><text:p text:style-name="P25"><text:span text:style-name="T94">À mon avis, il faut synthétiser. On comprend avant qu’il y a un régime de contre-vérité qui est instauré, je pense pas qu’il soit utile de tout développer comme tu le fais. Tu peux parler de la dépolitisation sans pour autant détricoter entièrement le pull de ta réflexion pour ce faire.</text:span></text:p></office:annotation>Malgré des vérités évidentes, il y aura également une propension médiatique à émettre des doutes sur les causes de la mort de Clément Méric. Et <text:span text:style-name="T54">petit à petit, </text:span>l’on assistera également à un<text:span text:style-name="T54">e</text:span> dépolitisation de ce crime, <text:span text:style-name="T54">du fait que</text:span> Clément M<text:span text:style-name="T54">é</text:span>ric a<text:span text:style-name="T54">it</text:span> été tué pour ses idées, <text:span text:style-name="T54">les accusés ayant tendance à minimiser </text:span><text:span text:style-name="T64">quant à eux</text:span><text:span text:style-name="T54"> leur appartenance à l’extrême droite</text:span>. Au lendemain de la mort de C. Méric, les politiques et médias parlent d’« agression » pour finir par parler de « rixe » les semaines suivantes : <text:span text:style-name="T54">un effet de dépolitisation</text:span> <text:span text:style-name="T54">pour renvoyer sa mort à une simple bataille de rue entre bandes rivales</text:span>. « L’affaire Méric » est en réalité traitée à travers le prisme d’une époque de grande offensive idéologique conservatrice, où, dans la dynamique des Manifs pour tous, les pourfendeurs du politiquement correct et de la bien-pensance tiennent le crachoir. »<office:annotation-end office:name="__Annotation__1284_2399756543"/> Le comité pour Clément écrira dans un communiqué : « Qu’attendons-nous du procès aux assises des agresseurs <text:s/>de Cl<text:span text:style-name="T30">é</text:span>ment M<text:span text:style-name="T30">é</text:span>ric ? Essentiellement que la vérité soit dite publiquement sur les circonstances de sa mort, que l’on cesse de renvoyer dos à dos agresseurs et agressés, e<text:span text:style-name="T55">t</text:span> que la dimension politique de ce crime soit clairement mise en évidence ». Cette attente est toujours d’actualité. <text:span text:style-name="T30">En effet, « l’assassinat du rugbyman Federico </text:span><text:a xlink:type="simple" xlink:href="https://www.revolutionpermanente.fr/Meurtre-d-extreme-droite-Aramburu-se-serait-interpose-face-a-une-agression-raciste-avant-d-etre-tue" text:style-name="Internet_20_link" text:visited-style-name="Visited_20_Internet_20_Link"><text:span text:style-name="T30">Martin Aramburu</text:span></text:a><text:span text:style-name="T30">, en mars 2022, n’a entraîné aucune réaction collective. Le meurtre, commis vraisemb</text:span><text:span text:style-name="T53">la</text:span><text:span text:style-name="T30">blement pour un motif raciste et par un militant néofasciste ayant le mêm</text:span><text:span text:style-name="T53">e</text:span><text:span text:style-name="T30"> profil qu’Esteban Morillo, n’a été présenté et accepté que comme un simple fait divers. »</text:span></text:p>
      <text:p text:style-name="P6"/>
      <text:p text:style-name="P6"><office:annotation office:name="__Annotation__1285_2399756543" loext:resolved="false"><dc:creator>Auteur inconnu</dc:creator><dc:date>2023-10-09T21:09:26.825671845</dc:date><text:p text:style-name="P25"><text:span text:style-name="T94">Peut-être à placer ailleurs, vient au milieu de deux paragraphes sans articulation. Ceci dit la citation est cool.</text:span></text:p></office:annotation>Le livre est ponctué de nombreux témoignages de camar<text:span text:style-name="T55">a</text:span>des et amis de C. Méric. « Tous évoquent la difficulté d’articuler la douleur intime et la nécessité de réaction politique. La dimension publique de l’événement, la pression médiatique et ce qu’ils ont vécu comme des tentatives de récupération les ont fortement bousculés. L<text:span text:style-name="T30">a</text:span> violence meurtrière de l’extrême droite a suscité des réflexions sur leurs objectifs et leurs méthodes d’action. »<office:annotation-end office:name="__Annotation__1285_2399756543"/></text:p>
      <text:p text:style-name="P6"/>
      <text:p text:style-name="P8"><office:annotation office:name="__Annotation__1286_2399756543" loext:resolved="false"><dc:creator>Auteur inconnu</dc:creator><dc:date>2023-10-09T21:14:36.108454451</dc:date><text:p text:style-name="P25"><text:span text:style-name="T94">Si tu gardes en place le paragraphe précédent, il faudrait enlever ce paragraphe, car celui au-dessus et en-dessous sont liés entre-eux. Peut-être que l’info, le fait qu’il y a beaucoup moins de monde maintenant, est à placer de façon plus succinte.</text:span></text:p></office:annotation>Le 23 juin 2013 a lieu une grande manifestation unitaire antifasciste de 10000 personnes environ. D’après <text:span text:style-name="T55">des </text:span>camar<text:span text:style-name="T72">a</text:span>des antifascistes de Clément Méric, ce type de manifestation aurait mobilisé « dix fois plus de monde dans les années 90 ».<office:annotation-end office:name="__Annotation__1286_2399756543"/></text:p>
      <text:p text:style-name="P6"/>
      <text:p text:style-name="P6">Si l’AFA-PB a dû profondément évoluer face aux sollicitations suite à la mort de <text:span text:style-name="T76">C</text:span><text:span text:style-name="T75">lément</text:span><text:span text:style-name="T76"> </text:span><text:span text:style-name="T83">Méric</text:span>, à Brest aussi le milieu m<text:span text:style-name="T30">ilitant</text:span> a été bouleversé. <text:span text:style-name="T31">Ainsi, la deuxième édition du Forum social brestois a </text:span><text:soft-page-break/><text:span text:style-name="T31">été consacré à la lutte contre l’extrême droite. En 2019 a été créé le collectif Les Brestoises pour les droits des femmes pour lutter contre le patriarcat. Enfin a été créé Vigilance </text:span><text:span text:style-name="T55">et</text:span><text:span text:style-name="T31"> Initiatives Syndicales Antifascistes (VISA </text:span><text:span text:style-name="T55">29</text:span><text:span text:style-name="T31">) pour échanger et informer sur l’extrême droite, faire un travail </text:span><text:span text:style-name="T55">de veille</text:span><text:span text:style-name="T31">, participer aux mobilisations antifascistes mais aussi donner des formations. </text:span><text:span text:style-name="T65">Sans compter les divers groupes et militants antifascistes </text:span><text:span text:style-name="T66">présents dans la ville.</text:span></text:p>
      <text:p text:style-name="P6"/>
      <text:p text:style-name="P19">Quel antifascisme ?</text:p>
      <text:p text:style-name="P19"><text:span text:style-name="T43"/></text:p>
      <text:p text:style-name="P10">Dans le livre, Damou évoque l’antifascisme comme <text:span text:style-name="T67">étant </text:span>« aussi un impératif d’autodéfense du mouvement social » et « le travail d’antirépression une autre forme d’autodéfense » <text:span text:style-name="T67">de celui-ci</text:span>. Et Neug d’ajouter : « La bagarre qu’on a vraiment gagnée, c’est celle qu’on n’a pas besoin de faire si notre mouvement est d’ampleur ».</text:p>
      <text:p text:style-name="P9"/>
      <text:p text:style-name="P12"><office:annotation office:name="__Annotation__1289_2399756543" loext:resolved="false"><dc:creator>Auteur inconnu</dc:creator><dc:date>2023-10-09T21:21:31.659542186</dc:date><text:p text:style-name="P25"><text:span text:style-name="T94">Sur toute cette conclusion, je pense que tu ne réponds pas à la question que tu te poses dans le titre de ton paragraphe. Même si je comprends le tricks, il faut veiller à mon avis à mieux articuler ce que tu as dit avant, avec ce que tu dis ici. Je ne suis pas certain qu’un article sur un livre à propos de Clément Méric et des groupes d’extrême droite soit raccord (en terme de raisonnement) avec les propositions politiques générales de RP. Tu pourrais peut-être conclure rapidement en synthétisant ce que tu as dit auparavant, en restant concentré sur le sujet de ton article. Cependant, peut-être qu’il y a une ouverture à faire à la fin (sur le combat contre le RN etc.), je ne sais pas trop...</text:span></text:p></office:annotation><office:annotation office:name="__Annotation__1287_2399756543" loext:resolved="false"><dc:creator>Auteur inconnu</dc:creator><dc:date>2023-10-09T21:16:15.531236478</dc:date><text:p text:style-name="P25"><text:span text:style-name="T94">Considération personnelle.</text:span></text:p></office:annotation>Nous ne pouvons qu’abonder dans sons sens. <office:annotation-end office:name="__Annotation__1287_2399756543"/>L’extrême droite se nourrit des défaites du mouvement social <text:span text:style-name="T67">et de son émiettement</text:span>. <text:span text:style-name="T67">L</text:span>a dernière en date contre la réforme des retraites risque de <text:span text:style-name="T89">nous</text:span> coûter cher si les directions syndicales <text:span text:style-name="T55">continuent leur stratégie de la défaite (« de pression » et </text:span><text:span text:style-name="T58">de « </text:span><text:span text:style-name="T55">grève</text:span><text:span text:style-name="T58">s</text:span><text:span text:style-name="T55"> perlée</text:span><text:span text:style-name="T58">s »</text:span><text:span text:style-name="T55">) </text:span><text:span text:style-name="T93"><office:annotation office:name="__Annotation__1288_2399756543" loext:resolved="false"><dc:creator>Auteur inconnu</dc:creator><dc:date>2023-10-09T21:17:13.373299743</dc:date><text:p text:style-name="P25"><text:span text:style-name="T94">Je ne suis pas sûr qu’on veuille une revanche plutôt qu’une stratégie qui nous semble gagnante. La revanche, c’est réactionnaire, dans le sens littéral du terme. Ce que tu dis après est l’exposition d’une stratégie qui nous semble gagnante, pas une revanche.</text:span></text:p></office:annotation></text:span><text:span text:style-name="T93">et ne préparent pas la revanche</text:span><office:annotation-end office:name="__Annotation__1288_2399756543"/><text:span text:style-name="T55">.</text:span> <text:span text:style-name="T55">En cette période inflationniste, elles se doivent d’</text:span><text:span text:style-name="T58">assumer </text:span><text:span text:style-name="T55">une conflictualité bien loin de tout « dialogue social », </text:span><text:span text:style-name="T58">en </text:span><text:span text:style-name="T55">constru</text:span><text:span text:style-name="T58">isant</text:span> une grève de masse nationale pour l’augmentation des salaires, <text:span text:style-name="T67">pensions et minima sociaux</text:span> d<text:span text:style-name="T58">e</text:span> 400€ <text:span text:style-name="T67">et</text:span> <text:span text:style-name="T58">l</text:span>eur indexation sur l’inflation. <text:span text:style-name="T67">Mais aussi, pour la retraite à 60 ans et 55 ans pour les métiers pénibles. </text:span>Lors d<text:span text:style-name="T67">e ce mouvement social,</text:span> l’unité de notre classe aurait pu se faire <text:span text:style-name="T67">plus encore </text:span>en élargissant les revendications aux salaires pour que les secteurs les plus précaires aient suffisamment confiance en la victoire pour se mettre en grève. <text:a xlink:type="simple" xlink:href="https://www.revolutionpermanente.fr/Onet-Victoire-eclatante-des-grevistes-du-nettoyage-des-gares-franciliennes" text:style-name="Internet_20_link" text:visited-style-name="Visited_20_Internet_20_Link"><text:span text:style-name="T55">D</text:span>es travailleurs surexploités de la sous-traitance d’ONET se sont bien mis en grève en 2017</text:a> (nettoyage des gares P<text:span text:style-name="T58">a</text:span>ris-Nord) comme <text:a xlink:type="simple" xlink:href="https://www.revolutionpermanente.fr/Sans-nous-il-n-y-aurait-pas-Onet-au-CHU-de-Montpellier-les-grevistes-racontent-leur-lutte" text:style-name="Internet_20_link" text:visited-style-name="Visited_20_Internet_20_Link">en 2023 au CHU de Montpellier</text:a>, <text:span text:style-name="T55">ou récemment encore les </text:span><text:a xlink:type="simple" xlink:href="https://www.revolutionpermanente.fr/On-a-besoin-de-combats-comme-les-votres-les-Vertbaudet-et-leurs-soutiens-fetent-la-victoire" text:style-name="Internet_20_link" text:visited-style-name="Visited_20_Internet_20_Link"><text:span text:style-name="T55">Verbaudet</text:span></text:a><text:span text:style-name="T55">.</text:span> Car l’extrême droite profite de la division de notre classe. Son unification passera par des combats communs <text:span text:style-name="T55">et surtout des victoires </text:span>qui <text:span text:style-name="T58">aiguiseront la conscience de classe </text:span><text:span text:style-name="T68">et feront reculer les </text:span><text:span text:style-name="T58">obsessions</text:span> identitaires. Le fascisme historique était avant tout une attaque contre le mouvement ouvrier, ses syndicats et ses partis. Nous devons <text:span text:style-name="T68">construire</text:span> l’auto-organisation pour développer la grève et transmettre l’histoire et <text:span text:style-name="T57">les </text:span>méthodes de<text:span text:style-name="T55">s</text:span> luttes, les caisses de grève <text:span text:style-name="T58">ainsi que l’auto-défense populaire</text:span>. Le mouvement ouvrier doit se doter d’une stratégie gagnante pour défaire le duo Macron/Le Pen, deux faces d’une même pièce, servant en dernière instance les mêmes intérêts, ceux du capital. <text:span text:style-name="T70">Il doit construire </text:span><text:span text:style-name="T29">des alliances avec les militants antiracistes, de défense des réfugiés, des mouvements féministes et LGBTQ, ainsi que écologistes.</text:span></text:p>
      <text:p text:style-name="P11"/>
      <text:p text:style-name="P13">Le gouvernement ne peut plus obtenir le consensus du fait notamment de sa base sociale de plus en plus faible et n’ayant pas de majorité absolue à l’Assemblée Nationale. Il ne tient que par <text:a xlink:type="simple" xlink:href="https://www.revolutionpermanente.fr/Pourquoi-les-policiers-votent-ils-FN" text:style-name="Internet_20_link" text:visited-style-name="Visited_20_Internet_20_Link">sa police votant majoritairement pour le RN</text:a> et s’autonomisant. Comme la justice, elle a réprimé durement les révoltés des quartiers populaires. Nous devons exiger leur amnistie. <text:span text:style-name="T69">À mesure que cette crise d</text:span><text:span text:style-name="T70">e l’</text:span><text:span text:style-name="T69">hégémonie s’accentue il se fait plus autoritaire, passe en force à coups de 49.3 et autres artifices institutionnels, révélant le caractère profondément antidémocratique des institution de la cinquième République. Ainsi, pour maintenir l’ordre et diviser notre classe et don</text:span><text:span text:style-name="T70">c</text:span><text:span text:style-name="T69"> sa riposte, il se calque de plus en plus sur un agenda réactionnaire à même de satisfaire des électeurs du RN voire de LR, avec la « loi immigration » et l’interdiction de l’abaya. Et Gérald Darmanin veut doubler les places dans les Centres de Rétention Administrative et en créer 11 nouveaux. En voulant remplacer l’Aide Médicale d’État par une Aide Médicale d’Urgence, il suit la droite et sa dérive réactionnaire. Nous devons stopper Darmanin, imposer le retrait de cette loi et de l’interdiction de l’abaya, mais aussi la fin du tri des migrants, l’acc</text:span><text:span text:style-name="T70">uei</text:span><text:span text:style-name="T69">l et la régularisation de tous les sans-papiers, </text:span><text:a xlink:type="simple" xlink:href="https://www.revolutionpermanente.fr/Crise-au-Sahel-5-cles-pour-comprendre-la-crise-de-l-imperialisme-francais" text:style-name="Internet_20_link" text:visited-style-name="Visited_20_Internet_20_Link"><text:span text:style-name="T69">le retrait des troupes et des entreprises Françaises d’Afrique</text:span></text:a><text:span text:style-name="T69">.</text:span><office:annotation-end office:name="__Annotation__1289_23997565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20:52:11.625000000</meta:creation-date>
    <dc:date>2023-10-09T21:30:39.734984769</dc:date>
    <meta:editing-duration>PT7H48M58S</meta:editing-duration>
    <meta:editing-cycles>35</meta:editing-cycles>
    <meta:generator>LibreOffice/7.6.2.1$Linux_X86_64 LibreOffice_project/9d0b4c0791fc17bc4181a67fd90c5aaed576d1c0</meta:generator>
    <meta:print-date>2023-10-09T14:43:48.019000000</meta:print-date>
    <meta:printed-by>Fichiers PDF</meta:printed-by>
    <meta:document-statistic meta:table-count="0" meta:image-count="0" meta:object-count="0" meta:page-count="4" meta:paragraph-count="21" meta:word-count="2623" meta:character-count="16257" meta:non-whitespace-character-count="13649"/>
  </office:meta>
</office:document-meta>
</file>